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sionNotSupportedException.ConversionNotSupportedException( @ Nullable Object value , @ Nullable Class &lt; ? &gt; requiredType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NotSupportedException.ConversionNotSupportedException( PropertyChangeEvent propertyChangeEvent , @ Nullable Class &lt; ? &gt; requiredType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